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style:font-name="David CLM" officeooo:rsid="05db2356" officeooo:paragraph-rsid="05db2356" style:font-name-complex="David CLM"/>
    </style:style>
    <style:style style:name="P4" style:family="paragraph" style:parent-style-name="Text_20_body">
      <style:text-properties style:font-name="David CLM" officeooo:rsid="059c86c4" officeooo:paragraph-rsid="05dac12a" style:font-name-complex="David CLM"/>
    </style:style>
    <style:style style:name="P5" style:family="paragraph" style:parent-style-name="Text_20_body">
      <style:text-properties style:font-name="David CLM" officeooo:rsid="05d818a9" officeooo:paragraph-rsid="05d818a9" style:font-name-complex="David CLM"/>
    </style:style>
    <style:style style:name="P6" style:family="paragraph" style:parent-style-name="Text_20_body">
      <style:text-properties officeooo:rsid="05ef6ec2" officeooo:paragraph-rsid="05ef6ec2"/>
    </style:style>
    <style:style style:name="P7" style:family="paragraph" style:parent-style-name="Text_20_body">
      <style:text-properties officeooo:rsid="05f05110" officeooo:paragraph-rsid="05f05110"/>
    </style:style>
    <style:style style:name="P8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5db2356" style:font-size-asian="12pt" style:font-name-complex="David CLM" style:font-size-complex="12pt"/>
    </style:style>
    <style:style style:name="P9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rsid="04c84b90" officeooo:paragraph-rsid="05db2356" style:font-size-asian="12pt" style:font-name-complex="David CLM" style:font-size-complex="12pt"/>
    </style:style>
    <style:style style:name="P10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Courier New" fo:font-size="12pt" officeooo:paragraph-rsid="05e45cd6" style:font-size-asian="12pt" style:font-name-complex="David CLM" style:font-size-complex="12pt"/>
    </style:style>
    <style:style style:name="P11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Courier New" fo:font-size="12pt" officeooo:rsid="04c84b90" officeooo:paragraph-rsid="05f5ab5e" style:font-size-asian="12pt" style:font-name-complex="David CLM" style:font-size-complex="12pt"/>
    </style:style>
    <style:style style:name="P12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rsid="05db2356" officeooo:paragraph-rsid="05db2356" style:font-size-asian="12pt" style:font-name-complex="David CLM" style:font-size-complex="12pt"/>
    </style:style>
    <style:style style:name="P13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rsid="05db2356" officeooo:paragraph-rsid="05dc739d" style:font-size-asian="12pt" style:font-name-complex="David CLM" style:font-size-complex="12pt"/>
    </style:style>
    <style:style style:name="P14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rsid="05e45cd6" officeooo:paragraph-rsid="05e45cd6" style:font-size-asian="12pt" style:font-name-complex="David CLM" style:font-size-complex="12pt"/>
    </style:style>
    <style:style style:name="P15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rsid="05e69164" officeooo:paragraph-rsid="05e69164" style:font-size-asian="12pt" style:font-name-complex="David CLM" style:font-size-complex="12pt"/>
    </style:style>
    <style:style style:name="P16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5db2356" officeooo:paragraph-rsid="05db2356" style:font-size-asian="12pt" style:font-style-asian="italic" style:font-weight-asian="normal" style:font-name-complex="David CLM" style:font-size-complex="12pt"/>
    </style:style>
    <style:style style:name="P17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5dc739d" officeooo:paragraph-rsid="05db2356" style:font-size-asian="12pt" style:font-style-asian="italic" style:font-weight-asian="normal" style:font-name-complex="David CLM" style:font-size-complex="12pt"/>
    </style:style>
    <style:style style:name="P18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5e69164" officeooo:paragraph-rsid="05e69164" style:font-size-asian="12pt" style:font-style-asian="italic" style:font-weight-asian="normal" style:font-name-complex="David CLM" style:font-size-complex="12pt"/>
    </style:style>
    <style:style style:name="P19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5f346a7" officeooo:paragraph-rsid="05f346a7" style:font-size-asian="12pt" style:font-style-asian="italic" style:font-weight-asian="normal" style:font-name-complex="David CLM" style:font-size-complex="12pt"/>
    </style:style>
    <style:style style:name="P20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5f69b24" officeooo:paragraph-rsid="05f69b24" style:font-size-asian="12pt" style:font-style-asian="italic" style:font-weight-asian="normal" style:font-name-complex="David CLM" style:font-size-complex="12pt"/>
    </style:style>
    <style:style style:name="P21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officeooo:rsid="05735d0c" officeooo:paragraph-rsid="05ef5dbd" style:font-name-complex="David CLM"/>
    </style:style>
    <style:style style:name="P22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officeooo:rsid="05735d0c" officeooo:paragraph-rsid="05ef6ec2" style:font-name-complex="David CLM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5ef6ec2" officeooo:paragraph-rsid="05ef6ec2"/>
    </style:style>
    <style:style style:name="P24" style:family="paragraph" style:parent-style-name="Text_20_body">
      <style:paragraph-properties fo:margin-top="0in" fo:margin-bottom="0in" loext:contextual-spacing="false"/>
      <style:text-properties fo:font-weight="bold" officeooo:rsid="05ef6ec2" officeooo:paragraph-rsid="05ef6ec2" style:font-weight-asian="bold" style:font-weight-complex="bold"/>
    </style:style>
    <style:style style:name="P25" style:family="paragraph" style:parent-style-name="Text_20_body">
      <style:paragraph-properties fo:text-align="end" style:justify-single-word="false" style:writing-mode="rl-tb"/>
      <style:text-properties style:font-name="David CLM" officeooo:rsid="059e518c" officeooo:paragraph-rsid="05dac12a" style:font-name-complex="David CLM"/>
    </style:style>
    <style:style style:name="P26" style:family="paragraph" style:parent-style-name="Text_20_body">
      <style:paragraph-properties fo:text-align="end" style:justify-single-word="false" style:writing-mode="rl-tb"/>
      <style:text-properties style:font-name="David CLM" officeooo:rsid="0596ca4a" officeooo:paragraph-rsid="05d818a9" style:font-name-complex="David CLM"/>
    </style:style>
    <style:style style:name="P27" style:family="paragraph" style:parent-style-name="Text_20_body">
      <style:paragraph-properties fo:text-align="end" style:justify-single-word="false" style:writing-mode="rl-tb"/>
      <style:text-properties style:font-name="David CLM" officeooo:rsid="0596ca4a" officeooo:paragraph-rsid="05fd2629" style:font-name-complex="David CLM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45cd6" officeooo:paragraph-rsid="05e10b7a"/>
    </style:style>
    <style:style style:name="P29" style:family="paragraph" style:parent-style-name="Table_20_Contents">
      <style:paragraph-properties fo:text-align="center" style:justify-single-word="false" style:writing-mode="rl-tb"/>
      <style:text-properties style:font-name="David CLM" fo:font-weight="bold" officeooo:rsid="059c86c4" officeooo:paragraph-rsid="05dac12a" style:font-weight-asian="bold" style:font-name-complex="David CLM" style:font-weight-complex="bold"/>
    </style:style>
    <style:style style:name="P30" style:family="paragraph" style:parent-style-name="Table_20_Contents">
      <style:paragraph-properties style:writing-mode="rl-tb"/>
      <style:text-properties style:font-name="David CLM" fo:font-weight="bold" officeooo:rsid="05a316ce" officeooo:paragraph-rsid="05dac12a" style:font-weight-asian="bold" style:font-name-complex="David CLM" style:font-weight-complex="bold"/>
    </style:style>
    <style:style style:name="P31" style:family="paragraph" style:parent-style-name="Table_20_Contents">
      <style:paragraph-properties style:writing-mode="rl-tb"/>
      <style:text-properties style:font-name="David CLM" officeooo:paragraph-rsid="05dac12a" style:font-name-complex="David CLM"/>
    </style:style>
    <style:style style:name="P32" style:family="paragraph" style:parent-style-name="Table_20_Contents">
      <style:paragraph-properties fo:text-align="center" style:justify-single-word="false" style:writing-mode="rl-tb"/>
      <style:text-properties style:font-name="David CLM" fo:font-size="14pt" officeooo:rsid="059dc5f2" officeooo:paragraph-rsid="05dac12a" style:font-size-asian="14pt" style:font-name-complex="David CLM" style:font-size-complex="14pt"/>
    </style:style>
    <style:style style:name="P33" style:family="paragraph" style:parent-style-name="Heading_20_2">
      <style:paragraph-properties fo:line-height="100%"/>
      <style:text-properties style:font-name="David CLM" officeooo:rsid="05735d0c" officeooo:paragraph-rsid="05db2356" style:font-name-complex="David CLM"/>
    </style:style>
    <style:style style:name="P34" style:family="paragraph" style:parent-style-name="Heading_20_2">
      <style:paragraph-properties fo:line-height="100%"/>
      <style:text-properties style:font-name="David CLM" officeooo:rsid="05735d0c" officeooo:paragraph-rsid="05dfc5bd" style:font-name-complex="David CLM"/>
    </style:style>
    <style:style style:name="P35" style:family="paragraph" style:parent-style-name="Heading_20_2">
      <style:text-properties style:font-name="David CLM" officeooo:rsid="05735d0c" officeooo:paragraph-rsid="05dac12a" style:font-name-complex="David CLM"/>
    </style:style>
    <style:style style:name="P36" style:family="paragraph" style:parent-style-name="Heading_20_2">
      <style:text-properties style:font-name="David CLM" officeooo:rsid="05735d0c" officeooo:paragraph-rsid="0596ca4a" style:font-name-complex="David CLM"/>
    </style:style>
    <style:style style:name="P37" style:family="paragraph" style:parent-style-name="Heading_20_2">
      <style:text-properties style:font-name="David CLM" officeooo:paragraph-rsid="06009c3a" style:font-name-complex="David CLM"/>
    </style:style>
    <style:style style:name="P38" style:family="paragraph" style:parent-style-name="Table_20_Contents">
      <style:paragraph-properties fo:text-align="center" style:justify-single-word="false"/>
      <style:text-properties style:font-name="David CLM" fo:font-size="14pt" officeooo:rsid="059dc5f2" officeooo:paragraph-rsid="05dac12a" style:font-size-asian="14pt" style:font-name-complex="David CLM" style:font-size-complex="14pt"/>
    </style:style>
    <style:style style:name="P39" style:family="paragraph" style:parent-style-name="Table_20_Contents">
      <style:text-properties style:font-name="David CLM" fo:font-weight="bold" officeooo:rsid="05a316ce" officeooo:paragraph-rsid="05dac12a" style:font-weight-asian="bold" style:font-name-complex="David CLM" style:font-weight-complex="bold"/>
    </style:style>
    <style:style style:name="P40" style:family="paragraph" style:parent-style-name="Text_20_body">
      <style:paragraph-properties fo:text-align="start" style:justify-single-word="false" style:writing-mode="lr-tb"/>
    </style:style>
    <style:style style:name="P41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42" style:family="paragraph" style:parent-style-name="Standard" style:list-style-name="L2">
      <style:paragraph-properties fo:text-align="start" style:justify-single-word="false" style:writing-mode="lr-tb"/>
      <style:text-properties officeooo:paragraph-rsid="06009c3a"/>
    </style:style>
    <style:style style:name="P43" style:family="paragraph" style:parent-style-name="Standard" style:list-style-name="L2">
      <style:paragraph-properties fo:text-align="start" style:justify-single-word="false" style:writing-mode="lr-tb"/>
      <style:text-properties officeooo:rsid="04e6534b" officeooo:paragraph-rsid="06009c3a"/>
    </style:style>
    <style:style style:name="P44" style:family="paragraph" style:parent-style-name="Standard" style:list-style-name="L2">
      <style:paragraph-properties fo:text-align="start" style:justify-single-word="false" style:writing-mode="lr-tb"/>
      <style:text-properties style:font-name="David CLM" officeooo:rsid="059e518c" officeooo:paragraph-rsid="06009c3a" style:font-name-complex="David CLM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David CLM" officeooo:rsid="059e518c" officeooo:paragraph-rsid="06009c3a" style:font-name-complex="David CLM"/>
    </style:style>
    <style:style style:name="P46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5ef6ec2" style:font-name-complex="David CLM"/>
    </style:style>
    <style:style style:name="P47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rsid="05ef6ec2" officeooo:paragraph-rsid="05ef6ec2" style:font-name-complex="David CLM"/>
    </style:style>
    <style:style style:name="P48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rsid="05ef6ec2" officeooo:paragraph-rsid="05ef6ec2" style:font-size-asian="12pt" style:font-name-complex="David CLM" style:font-size-complex="12pt"/>
    </style:style>
    <style:style style:name="T1" style:family="text">
      <style:text-properties officeooo:rsid="05d818a9"/>
    </style:style>
    <style:style style:name="T2" style:family="text">
      <style:text-properties officeooo:rsid="05a316ce"/>
    </style:style>
    <style:style style:name="T3" style:family="text">
      <style:text-properties officeooo:rsid="05a531e6"/>
    </style:style>
    <style:style style:name="T4" style:family="text">
      <style:text-properties officeooo:rsid="05a28d3e"/>
    </style:style>
    <style:style style:name="T5" style:family="text">
      <style:text-properties officeooo:rsid="05db2356"/>
    </style:style>
    <style:style style:name="T6" style:family="text">
      <style:text-properties style:use-window-font-color="true" fo:font-style="italic" fo:font-weight="normal" style:font-style-asian="italic" style:font-weight-asian="normal"/>
    </style:style>
    <style:style style:name="T7" style:family="text">
      <style:text-properties style:use-window-font-color="true" fo:font-style="italic" fo:font-weight="normal" officeooo:rsid="04c84b90" style:font-style-asian="italic" style:font-weight-asian="normal"/>
    </style:style>
    <style:style style:name="T8" style:family="text">
      <style:text-properties style:use-window-font-color="true" fo:font-style="italic" fo:font-weight="normal" officeooo:rsid="04cf74ae" style:font-style-asian="italic" style:font-weight-asian="normal"/>
    </style:style>
    <style:style style:name="T9" style:family="text">
      <style:text-properties style:use-window-font-color="true" fo:font-style="italic" fo:font-weight="normal" officeooo:rsid="05db2356" style:font-style-asian="italic" style:font-weight-asian="normal"/>
    </style:style>
    <style:style style:name="T10" style:family="text">
      <style:text-properties style:use-window-font-color="true" fo:font-style="italic" fo:font-weight="normal" officeooo:rsid="05dc739d" style:font-style-asian="italic" style:font-weight-asian="normal"/>
    </style:style>
    <style:style style:name="T11" style:family="text">
      <style:text-properties style:use-window-font-color="true" fo:font-style="italic" fo:font-weight="normal" officeooo:rsid="05de20ca" style:font-style-asian="italic" style:font-weight-asian="normal"/>
    </style:style>
    <style:style style:name="T12" style:family="text">
      <style:text-properties style:use-window-font-color="true" fo:font-style="italic" fo:font-weight="normal" officeooo:rsid="05e26ef8" style:font-style-asian="italic" style:font-weight-asian="normal"/>
    </style:style>
    <style:style style:name="T13" style:family="text">
      <style:text-properties style:use-window-font-color="true" fo:font-style="italic" fo:font-weight="normal" officeooo:rsid="05e45cd6" style:font-style-asian="italic" style:font-weight-asian="normal"/>
    </style:style>
    <style:style style:name="T14" style:family="text">
      <style:text-properties style:use-window-font-color="true" fo:font-style="italic" fo:font-weight="normal" officeooo:rsid="05e5e974" style:font-style-asian="italic" style:font-weight-asian="normal"/>
    </style:style>
    <style:style style:name="T15" style:family="text">
      <style:text-properties style:use-window-font-color="true" fo:font-style="italic" fo:font-weight="normal" officeooo:rsid="05e68b71" style:font-style-asian="italic" style:font-weight-asian="normal"/>
    </style:style>
    <style:style style:name="T16" style:family="text">
      <style:text-properties style:use-window-font-color="true" fo:font-style="italic" fo:font-weight="normal" officeooo:rsid="05e69164" style:font-style-asian="italic" style:font-weight-asian="normal"/>
    </style:style>
    <style:style style:name="T17" style:family="text">
      <style:text-properties style:use-window-font-color="true" fo:font-style="italic" fo:font-weight="normal" officeooo:rsid="05e9227a" style:font-style-asian="italic" style:font-weight-asian="normal"/>
    </style:style>
    <style:style style:name="T18" style:family="text">
      <style:text-properties style:use-window-font-color="true" fo:font-style="italic" fo:font-weight="normal" officeooo:rsid="05e5e974" style:font-name-asian="David CLM1" style:font-style-asian="italic" style:font-weight-asian="normal" style:font-name-complex="David CLM1"/>
    </style:style>
    <style:style style:name="T19" style:family="text">
      <style:text-properties style:use-window-font-color="true" style:text-position="sub 58%" fo:font-style="italic" fo:font-weight="normal" style:font-style-asian="italic" style:font-weight-asian="normal"/>
    </style:style>
    <style:style style:name="T20" style:family="text">
      <style:text-properties style:use-window-font-color="true" style:text-position="sub 58%" fo:font-style="italic" fo:font-weight="normal" officeooo:rsid="04c84b90" style:font-style-asian="italic" style:font-weight-asian="normal"/>
    </style:style>
    <style:style style:name="T21" style:family="text">
      <style:text-properties style:use-window-font-color="true" style:text-position="sub 58%" fo:font-style="italic" fo:font-weight="normal" officeooo:rsid="05e45cd6" style:font-style-asian="italic" style:font-weight-asian="normal"/>
    </style:style>
    <style:style style:name="T22" style:family="text">
      <style:text-properties style:use-window-font-color="true" style:text-position="super 58%" fo:font-style="italic" fo:font-weight="normal" officeooo:rsid="05db2356" style:font-style-asian="italic" style:font-weight-asian="normal"/>
    </style:style>
    <style:style style:name="T23" style:family="text">
      <style:text-properties style:use-window-font-color="true" fo:font-size="12pt" style:font-size-asian="12pt" style:font-size-complex="12pt"/>
    </style:style>
    <style:style style:name="T24" style:family="text">
      <style:text-properties style:use-window-font-color="true" fo:font-size="12pt" officeooo:rsid="04a9e17c" style:font-size-asian="12pt" style:font-size-complex="12pt"/>
    </style:style>
    <style:style style:name="T25" style:family="text">
      <style:text-properties style:use-window-font-color="true" fo:font-size="12pt" officeooo:rsid="037549be" style:font-size-asian="12pt" style:font-size-complex="12pt"/>
    </style:style>
    <style:style style:name="T26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27" style:family="text">
      <style:text-properties style:use-window-font-color="true" fo:font-size="12pt" fo:font-weight="bold" officeooo:rsid="05ef6ec2" style:font-size-asian="12pt" style:font-weight-asian="bold" style:font-size-complex="12pt" style:font-weight-complex="bold"/>
    </style:style>
    <style:style style:name="T28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use-window-font-color="true" fo:font-size="12pt" fo:font-style="italic" officeooo:rsid="05ef6ec2" style:font-size-asian="12pt" style:font-style-asian="italic" style:font-size-complex="12pt" style:font-style-complex="italic"/>
    </style:style>
    <style:style style:name="T30" style:family="text">
      <style:text-properties officeooo:rsid="05ef5dbd"/>
    </style:style>
    <style:style style:name="T31" style:family="text">
      <style:text-properties officeooo:rsid="05ef6ec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44d6347" style:font-weight-asian="bold" style:font-weight-complex="bold"/>
    </style:style>
    <style:style style:name="T34" style:family="text">
      <style:text-properties officeooo:rsid="05f2192d"/>
    </style:style>
    <style:style style:name="T35" style:family="text">
      <style:text-properties officeooo:rsid="05f25fb7"/>
    </style:style>
    <style:style style:name="T36" style:family="text">
      <style:text-properties officeooo:rsid="05f95ff9"/>
    </style:style>
    <style:style style:name="T37" style:family="text">
      <style:text-properties officeooo:rsid="05fb4f01"/>
    </style:style>
    <style:style style:name="T38" style:family="text">
      <style:text-properties style:font-name="Liberation Sans" fo:font-weight="normal" style:font-weight-asian="normal" style:font-name-complex="David CLM" style:font-weight-complex="normal"/>
    </style:style>
    <style:style style:name="T39" style:family="text">
      <style:text-properties style:font-name="Liberation Sans" fo:font-weight="normal" officeooo:rsid="04e9b882" style:font-weight-asian="normal" style:font-name-complex="David CLM" style:font-weight-complex="normal"/>
    </style:style>
    <style:style style:name="T40" style:family="text">
      <style:text-properties style:font-name="Liberation Sans" fo:font-weight="normal" officeooo:rsid="04e50d58" style:font-weight-asian="normal" style:font-name-complex="David CLM" style:font-weight-complex="normal"/>
    </style:style>
    <style:style style:name="T41" style:family="text">
      <style:text-properties style:font-name="Liberation Sans" fo:font-weight="normal" officeooo:rsid="04e54b20" style:font-weight-asian="normal" style:font-name-complex="David CLM" style:font-weight-complex="normal"/>
    </style:style>
    <style:style style:name="T42" style:family="text">
      <style:text-properties style:font-name="Liberation Sans" fo:font-weight="normal" officeooo:rsid="04e9d141" style:font-weight-asian="normal" style:font-name-complex="David CLM" style:font-weight-complex="normal"/>
    </style:style>
    <style:style style:name="T43" style:family="text">
      <style:text-properties style:font-name="Liberation Sans" fo:font-weight="normal" style:font-weight-asian="normal" style:font-weight-complex="normal"/>
    </style:style>
    <style:style style:name="T44" style:family="text">
      <style:text-properties style:font-name="Liberation Sans" fo:font-weight="normal" officeooo:rsid="04e9b882" style:font-weight-asian="normal" style:font-weight-complex="normal"/>
    </style:style>
    <style:style style:name="T45" style:family="text">
      <style:text-properties style:font-name="Liberation Sans" fo:font-weight="normal" officeooo:rsid="04eb4474" style:font-weight-asian="normal" style:font-weight-complex="normal"/>
    </style:style>
    <style:style style:name="T46" style:family="text">
      <style:text-properties style:font-name="Liberation Sans" fo:font-weight="normal" officeooo:rsid="04e50d58" style:font-weight-asian="normal" style:font-weight-complex="normal"/>
    </style:style>
    <style:style style:name="T47" style:family="text">
      <style:text-properties style:font-name="Liberation Sans" fo:font-weight="bold" officeooo:rsid="04e54b20" style:font-weight-asian="normal" style:font-name-complex="David CLM" style:font-weight-complex="normal"/>
    </style:style>
    <style:style style:name="T48" style:family="text">
      <style:text-properties style:font-name="Liberation Sans" fo:font-weight="bold" officeooo:rsid="04eb447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חלוקה יעילה</text:h>
      <text:p text:style-name="P37"><text:span text:style-name="T32">מאמרים</text:span><text:span text:style-name="T33"> להרחבה ולמטלת רשות</text:span></text:p>
      <text:list xml:id="list4185080675" text:style-name="L2">
        <text:list-item>
          <text:p text:style-name="P42"><text:bookmark text:name="a1_Ctrl"/><text:a xlink:type="simple" xlink:href="https://onlinelibrary.wiley.com/action/doSearch?ContribAuthorStored=Bogomolnaia%2C+Anna" text:style-name="Internet_20_link" text:visited-style-name="Visited_20_Internet_20_Link"><text:span text:style-name="T38">Anna Bogomolnaia</text:span></text:a><text:span text:style-name="T38"> </text:span><text:span text:style-name="T40">, </text:span><text:bookmark text:name="a2_Ctrl"/><text:a xlink:type="simple" xlink:href="https://onlinelibrary.wiley.com/action/doSearch?ContribAuthorStored=Moulin%2C+Hervé" text:style-name="Internet_20_link" text:visited-style-name="Visited_20_Internet_20_Link"><text:span text:style-name="T43">Hervé Moulin</text:span></text:a><text:span text:style-name="T43"> </text:span><text:span text:style-name="T46">, </text:span><text:bookmark text:name="a3_Ctrl"/><text:a xlink:type="simple" xlink:href="https://onlinelibrary.wiley.com/action/doSearch?ContribAuthorStored=Sandomirskiy%2C+Fedor" text:style-name="Internet_20_link" text:visited-style-name="Visited_20_Internet_20_Link"><text:span text:style-name="T43">Fedor Sandomirskiy</text:span></text:a><text:span text:style-name="T43"> </text:span><text:span text:style-name="T46">, </text:span><text:bookmark text:name="a4_Ctrl"/><text:a xlink:type="simple" xlink:href="https://onlinelibrary.wiley.com/action/doSearch?ContribAuthorStored=Yanovskaya%2C+Elena" text:style-name="Internet_20_link" text:visited-style-name="Visited_20_Internet_20_Link"><text:span text:style-name="T43">Elena Yanovskaya</text:span></text:a><text:span text:style-name="T46"> (2017): <text:s text:c="2"/>"</text:span><text:bookmark text:name="LpFKZZ3yBy4J"/><text:a xlink:type="simple" xlink:href="https://onlinelibrary.wiley.com/doi/abs/10.3982/ECTA14564" text:style-name="Internet_20_link" text:visited-style-name="Visited_20_Internet_20_Link"><text:span text:style-name="T38">Competitive division of a mixed manna‏</text:span></text:a><text:span text:style-name="T40">"</text:span></text:p>
        </text:list-item>
        <text:list-item>
          <text:p text:style-name="P42"><text:span text:style-name="T41">Walter Stromquist (2007), "</text:span><text:a xlink:type="simple" xlink:href="http://drops.dagstuhl.de/opus/volltexte/2007/1219/" text:style-name="Internet_20_link" text:visited-style-name="Visited_20_Internet_20_Link"><text:span text:style-name="T38">A Pie That Can't Be Cut Fairly</text:span></text:a><text:span text:style-name="T41">"</text:span></text:p>
        </text:list-item>
        <text:list-item>
          <text:p text:style-name="P43"><text:span text:style-name="T41">Dall’Aglio, M.</text:span><text:span text:style-name="T38"> </text:span><text:span text:style-name="T41">(2001): </text:span><text:span text:style-name="T38">"</text:span><text:span text:style-name="T41">The Dubins–Spanier optimization problem in fair division theory</text:span><text:span text:style-name="T38">"</text:span><text:span text:style-name="T41">. J. Comput. Appl. Math.</text:span><text:span text:style-name="T38"> </text:span><text:span text:style-name="T41">130(1–2), 17–40 </text:span></text:p>
        </text:list-item>
        <text:list-item>
          <text:p text:style-name="P43"><text:span text:style-name="T41">Dall’Aglio, M., Hill, T.P. (2003): </text:span><text:span text:style-name="T38">"</text:span><text:span text:style-name="T41">Maximin share and minimax envy in fair-division problems</text:span><text:span text:style-name="T38">"</text:span><text:span text:style-name="T41">. J. Math. Anal. Appl.</text:span></text:p>
        </text:list-item>
        <text:list-item>
          <text:p text:style-name="P42"><text:a xlink:type="simple" xlink:href="https://scholar.google.co.il/citations?user=LfuSgb4AAAAJ&amp;hl=iw&amp;oi=sra" text:style-name="Internet_20_link" text:visited-style-name="Visited_20_Internet_20_Link"><text:span text:style-name="T39">D Kurokawa</text:span></text:a><text:span text:style-name="T39">, </text:span><text:a xlink:type="simple" xlink:href="https://scholar.google.co.il/citations?user=8ZpV-lkAAAAJ&amp;hl=iw&amp;oi=sra" text:style-name="Internet_20_link" text:visited-style-name="Visited_20_Internet_20_Link"><text:span text:style-name="T39">AD </text:span></text:a><text:a xlink:type="simple" xlink:href="https://scholar.google.co.il/citations?user=8ZpV-lkAAAAJ&amp;hl=iw&amp;oi=sra" text:style-name="Internet_20_link" text:visited-style-name="Visited_20_Internet_20_Link"><text:span text:style-name="T39">Procaccia</text:span></text:a><text:span text:style-name="T39">, </text:span><text:a xlink:type="simple" xlink:href="https://scholar.google.co.il/citations?user=klcw_tAAAAAJ&amp;hl=iw&amp;oi=sra" text:style-name="Internet_20_link" text:visited-style-name="Visited_20_Internet_20_Link"><text:span text:style-name="T39">N Shah</text:span></text:a><text:span text:style-name="T39"> (201</text:span><text:span text:style-name="T42">8</text:span><text:span text:style-name="T39">), </text:span><text:bookmark text:name="_8LDX7RoakkJ"/><text:span text:style-name="T39">"</text:span><text:bookmark text:name="F7BsbDAa0P4J"/><text:a xlink:type="simple" xlink:href="https://dl.acm.org/citation.cfm?id=3274641" text:style-name="Internet_20_link" text:visited-style-name="Visited_20_Internet_20_Link"><text:span text:style-name="T41">Leximin</text:span></text:a><text:a xlink:type="simple" xlink:href="https://dl.acm.org/citation.cfm?id=3274641" text:style-name="Internet_20_link" text:visited-style-name="Visited_20_Internet_20_Link"><text:span text:style-name="T47"> </text:span></text:a><text:a xlink:type="simple" xlink:href="https://dl.acm.org/citation.cfm?id=3274641" text:style-name="Internet_20_link" text:visited-style-name="Visited_20_Internet_20_Link"><text:span text:style-name="T41">Allocations in the Real</text:span></text:a><text:a xlink:type="simple" xlink:href="https://dl.acm.org/citation.cfm?id=3274641" text:style-name="Internet_20_link" text:visited-style-name="Visited_20_Internet_20_Link"><text:span text:style-name="T42"> </text:span></text:a><text:a xlink:type="simple" xlink:href="https://dl.acm.org/citation.cfm?id=3274641" text:style-name="Internet_20_link" text:visited-style-name="Visited_20_Internet_20_Link"><text:span text:style-name="T41">World‏</text:span></text:a><text:span text:style-name="T39">".</text:span></text:p>
        </text:list-item>
        <text:list-item>
          <text:p text:style-name="P44"><text:a xlink:type="simple" xlink:href="https://scholar.google.co.il/citations?user=x_7xA0UAAAAJ&amp;hl=iw&amp;oi=sra" text:style-name="Internet_20_link" text:visited-style-name="Visited_20_Internet_20_Link"><text:span text:style-name="T44">Y Chen</text:span></text:a><text:span text:style-name="T44">, JK Lai, </text:span><text:a xlink:type="simple" xlink:href="https://scholar.google.co.il/citations?user=JUn8PgwAAAAJ&amp;hl=iw&amp;oi=sra" text:style-name="Internet_20_link" text:visited-style-name="Visited_20_Internet_20_Link"><text:span text:style-name="T44">DC Parkes</text:span></text:a><text:span text:style-name="T44">, </text:span><text:a xlink:type="simple" xlink:href="https://scholar.google.co.il/citations?user=8ZpV-lkAAAAJ&amp;hl=iw&amp;oi=sra" text:style-name="Internet_20_link" text:visited-style-name="Visited_20_Internet_20_Link"><text:span text:style-name="T44">AD </text:span></text:a><text:a xlink:type="simple" xlink:href="https://scholar.google.co.il/citations?user=8ZpV-lkAAAAJ&amp;hl=iw&amp;oi=sra" text:style-name="Internet_20_link" text:visited-style-name="Visited_20_Internet_20_Link"><text:span text:style-name="T44">Procaccia</text:span></text:a><text:span text:style-name="T48"> </text:span><text:span text:style-name="T45">(2013): "</text:span><text:bookmark text:name="bQlzvzyAWQ0J"/><text:a xlink:type="simple" xlink:href="https://www.sciencedirect.com/science/article/pii/S0899825612001571" text:style-name="Internet_20_link" text:visited-style-name="Visited_20_Internet_20_Link"><text:span text:style-name="T45">Truth, justice, and </text:span></text:a><text:a xlink:type="simple" xlink:href="https://www.sciencedirect.com/science/article/pii/S0899825612001571" text:style-name="Internet_20_link" text:visited-style-name="Visited_20_Internet_20_Link"><text:span text:style-name="T45">cake</text:span></text:a><text:a xlink:type="simple" xlink:href="https://www.sciencedirect.com/science/article/pii/S0899825612001571" text:style-name="Internet_20_link" text:visited-style-name="Visited_20_Internet_20_Link"><text:span text:style-name="T48"> </text:span></text:a><text:a xlink:type="simple" xlink:href="https://www.sciencedirect.com/science/article/pii/S0899825612001571" text:style-name="Internet_20_link" text:visited-style-name="Visited_20_Internet_20_Link"><text:span text:style-name="T45">cutting‏</text:span></text:a><text:span text:style-name="T45">".</text:span></text:p>
        </text:list-item>
      </text:list>
      <text:p text:style-name="P45"><text:span text:style-name="T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4T20:02:05.018346874</dc:date>
    <meta:editing-duration>P11DT13H12M49S</meta:editing-duration>
    <meta:editing-cycles>1368</meta:editing-cycles>
    <dc:creator>Erel Segal-Halevi</dc:creator>
    <meta:document-statistic meta:table-count="0" meta:image-count="0" meta:object-count="0" meta:page-count="1" meta:paragraph-count="10" meta:word-count="111" meta:character-count="660" meta:non-whitespace-character-count="565"/>
  </office:meta>
</office:document-meta>
</file>